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1cc4d3" officeooo:paragraph-rsid="00104a1a" style:font-size-asian="12pt" style:font-weight-asian="normal" style:font-size-complex="12pt" style:font-weight-complex="normal"/>
    </style:style>
    <style:style style:name="P2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04a1a" style:font-size-asian="12pt" style:font-size-complex="12pt"/>
    </style:style>
    <style:style style:name="P3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style:font-name="Times New Roman" fo:font-size="12pt" officeooo:paragraph-rsid="00104a1a" style:font-size-asian="12pt" style:font-size-complex="12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normal" officeooo:rsid="001acc45" officeooo:paragraph-rsid="00104a1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normal" officeooo:rsid="001cc4d3" officeooo:paragraph-rsid="00104a1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bold" officeooo:rsid="001cc4d3" officeooo:paragraph-rsid="00104a1a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Times New Roman" fo:font-size="13pt" fo:font-weight="bold" officeooo:rsid="001acc45" officeooo:paragraph-rsid="00104a1a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font-weight="bold" officeooo:rsid="001acc45" officeooo:paragraph-rsid="00124817" style:font-size-asian="13pt" style:font-weight-asian="bold" style:font-size-complex="13pt" style:font-weight-complex="bold"/>
    </style:style>
    <style:style style:name="T1" style:family="text">
      <style:text-properties style:text-underline-style="none" officeooo:rsid="001248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#Write a python program to demonstrate working of classes and objects <text:s text:c="51"/></text:p>
      <text:p text:style-name="P7"/>
      <text:p text:style-name="P8"><text:s text:c="123"/><text:span text:style-name="T1">Roll no:108</text:span></text:p>
      <text:p text:style-name="P4">class Person:</text:p>
      <text:p text:style-name="P4"><text:s text:c="4"/>def __init__(self, name, age, gender):</text:p>
      <text:p text:style-name="P4"><text:s text:c="8"/>self.name = name</text:p>
      <text:p text:style-name="P4"><text:s text:c="8"/>self.age = age</text:p>
      <text:p text:style-name="P4"><text:s text:c="8"/>self.gender = gender</text:p>
      <text:p text:style-name="P4"><text:s text:c="8"/>self.is_adult = self.check_adult()</text:p>
      <text:p text:style-name="P4"/>
      <text:p text:style-name="P4"><text:s text:c="4"/>def check_adult(self):</text:p>
      <text:p text:style-name="P4"><text:s text:c="8"/>return self.age &gt;= 18</text:p>
      <text:p text:style-name="P4"/>
      <text:p text:style-name="P4"><text:s text:c="4"/>def have_birthday(self):</text:p>
      <text:p text:style-name="P4"><text:s text:c="8"/>self.age += 1</text:p>
      <text:p text:style-name="P4"><text:s text:c="8"/>self.is_adult = self.check_adult()</text:p>
      <text:p text:style-name="P4"><text:s text:c="8"/>print(f"Happy Birthday, {self.name}! You are now {self.age} years old.")</text:p>
      <text:p text:style-name="P4"/>
      <text:p text:style-name="P4"><text:s text:c="4"/>def display_info(self):</text:p>
      <text:p text:style-name="P4"><text:s text:c="8"/>print(f"\nPerson Information:\n"</text:p>
      <text:p text:style-name="P4"><text:s text:c="14"/>f"Name: {self.name}\n"</text:p>
      <text:p text:style-name="P4"><text:s text:c="14"/>f"Age: {self.age}\n"</text:p>
      <text:p text:style-name="P4"><text:s text:c="14"/>f"Gender: {self.gender}\n"</text:p>
      <text:p text:style-name="P4"><text:s text:c="14"/>f"Is Adult: {'Yes' if self.is_adult else 'No'}")</text:p>
      <text:p text:style-name="P4"/>
      <text:p text:style-name="P4"/>
      <text:p text:style-name="P4"># Create object </text:p>
      <text:p text:style-name="P4">person1 = Person("mohit", 20, "Male")</text:p>
      <text:p text:style-name="P4">person2 = Person("Prathamesh", 20, "Male")</text:p>
      <text:p text:style-name="P4"/>
      <text:p text:style-name="P4"># Display information</text:p>
      <text:p text:style-name="P4">person1.display_info()</text:p>
      <text:p text:style-name="P4">person2.display_info()</text:p>
      <text:p text:style-name="P4"/>
      <text:p text:style-name="P4"># birthday</text:p>
      <text:p text:style-name="P4">person1.have_birthday()</text:p>
      <text:p text:style-name="P4">person2.have_birthday()</text:p>
      <text:p text:style-name="P4"/>
      <text:p text:style-name="P4"># Display information</text:p>
      <text:p text:style-name="P4">person1.display_info()</text:p>
      <text:p text:style-name="P4">person2.display_info()</text:p>
      <text:p text:style-name="P4"/>
      <text:p text:style-name="P6">OUTPUT</text:p>
      <text:p text:style-name="P5"/>
      <text:p text:style-name="P1">Person Information:</text:p>
      <text:p text:style-name="P2">Name: mohit</text:p>
      <text:p text:style-name="P2">Age: 20</text:p>
      <text:p text:style-name="P2">Gender: Male</text:p>
      <text:p text:style-name="P2">Is Adult: Yes</text:p>
      <text:p text:style-name="P3"/>
      <text:p text:style-name="P2">Person Information:</text:p>
      <text:p text:style-name="P2">Name: Prathamesh</text:p>
      <text:p text:style-name="P2"><text:soft-page-break/>Age: 20</text:p>
      <text:p text:style-name="P2">Gender: Male</text:p>
      <text:p text:style-name="P2">Is Adult: Yes</text:p>
      <text:p text:style-name="P2"/>
      <text:p text:style-name="P2">Happy Birthday, mohit! You are now 21 years old.</text:p>
      <text:p text:style-name="P2">Happy Birthday, Prathamesh! You are now 21 years old.</text:p>
      <text:p text:style-name="P3"/>
      <text:p text:style-name="P2">Person Information:</text:p>
      <text:p text:style-name="P2">Name: mohit</text:p>
      <text:p text:style-name="P2">Age: 21</text:p>
      <text:p text:style-name="P2">Gender: Male</text:p>
      <text:p text:style-name="P2">Is Adult: Yes</text:p>
      <text:p text:style-name="P3"/>
      <text:p text:style-name="P2">Person Information:</text:p>
      <text:p text:style-name="P2">Name: Prathamesh</text:p>
      <text:p text:style-name="P2">Age: 21</text:p>
      <text:p text:style-name="P2">Gender: Male</text:p>
      <text:p text:style-name="P2">Is Adult: Y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5T15:49:28.293000000</dc:date>
    <meta:editing-duration>PT17M9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55" meta:word-count="162" meta:character-count="1537" meta:non-whitespace-character-count="1110"/>
  </office:meta>
</office:document-meta>
</file>